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43cm"/>
    </style:style>
    <style:style style:name="co3" style:family="table-column">
      <style:table-column-properties fo:break-before="auto" style:column-width="7.091cm"/>
    </style:style>
    <style:style style:name="co4" style:family="table-column">
      <style:table-column-properties fo:break-before="auto" style:column-width="11.765cm"/>
    </style:style>
    <style:style style:name="co5" style:family="table-column">
      <style:table-column-properties fo:break-before="auto" style:column-width="5.015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tructures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Structure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ssigned</text:p>
          </table:table-cell>
          <table:table-cell table:style-name="ce1" office:value-type="string">
            <text:p>Called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geom</text:p>
          </table:table-cell>
          <table:table-cell/>
          <table:table-cell office:value-type="string">
            <text:p>read_input</text:p>
          </table:table-cell>
          <table:table-cell office:value-type="string">
            <text:p>calculate_geometry, initialize_loading</text:p>
          </table:table-cell>
          <table:table-cell table:number-columns-repeated="1020"/>
        </table:table-row>
        <table:table-row table:style-name="ro1">
          <table:table-cell office:value-type="string">
            <text:p>material</text:p>
          </table:table-cell>
          <table:table-cell/>
          <table:table-cell office:value-type="string">
            <text:p>read_input</text:p>
          </table:table-cell>
          <table:table-cell table:number-columns-repeated="1021"/>
        </table:table-row>
        <table:table-row table:style-name="ro1">
          <table:table-cell office:value-type="string">
            <text:p>loads</text:p>
          </table:table-cell>
          <table:table-cell/>
          <table:table-cell office:value-type="string">
            <text:p>read_input</text:p>
          </table:table-cell>
          <table:table-cell office:value-type="string">
            <text:p>initialize_loading</text:p>
          </table:table-cell>
          <table:table-cell table:number-columns-repeated="1020"/>
        </table:table-row>
        <table:table-row table:style-name="ro1">
          <table:table-cell office:value-type="string">
            <text:p>post</text:p>
          </table:table-cell>
          <table:table-cell/>
          <table:table-cell office:value-type="string">
            <text:p>read_input</text:p>
          </table:table-cell>
          <table:table-cell table:number-columns-repeated="1021"/>
        </table:table-row>
        <table:table-row table:style-name="ro2">
          <table:table-cell office:value-type="string">
            <text:p>soln</text:p>
          </table:table-cell>
          <table:table-cell/>
          <table:table-cell office:value-type="string">
            <text:p>initialize_loading</text:p>
          </table:table-cell>
          <table:table-cell table:number-columns-repeated="1021"/>
        </table:table-row>
        <table:table-row table:style-name="ro2">
          <table:table-cell office:value-type="string">
            <text:p>stepload</text:p>
          </table:table-cell>
          <table:table-cell/>
          <table:table-cell office:value-type="string">
            <text:p>ellipse2011</text:p>
          </table:table-cell>
          <table:table-cell table:number-columns-repeated="1021"/>
        </table:table-row>
      </table:table>
      <table:table table:name="Variable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>
            <text:p>Variable 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Assigned</text:p>
          </table:table-cell>
          <table:table-cell table:style-name="ce2" office:value-type="string">
            <text:p>Dependencies</text:p>
          </table:table-cell>
          <table:table-cell table:style-name="ce2" office:value-type="string">
            <text:p>Called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geom.a</text:p>
          </table:table-cell>
          <table:table-cell office:value-type="string">
            <text:p>Scalar</text:p>
          </table:table-cell>
          <table:table-cell office:value-type="string">
            <text:p>Ellipse major axis [mm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/>
          <table:table-cell office:value-type="string">
            <text:p>calculate_geometry</text:p>
          </table:table-cell>
          <table:table-cell table:number-columns-repeated="1016"/>
        </table:table-row>
        <table:table-row table:style-name="ro1">
          <table:table-cell office:value-type="string">
            <text:p>geom.b</text:p>
          </table:table-cell>
          <table:table-cell office:value-type="string">
            <text:p>Scalar</text:p>
          </table:table-cell>
          <table:table-cell office:value-type="string">
            <text:p>Ellipse minor axis [mm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/>
          <table:table-cell office:value-type="string">
            <text:p>calculate_geometry</text:p>
          </table:table-cell>
          <table:table-cell table:number-columns-repeated="1016"/>
        </table:table-row>
        <table:table-row table:style-name="ro1">
          <table:table-cell office:value-type="string">
            <text:p>geom.f</text:p>
          </table:table-cell>
          <table:table-cell office:value-type="string">
            <text:p>Scalar</text:p>
          </table:table-cell>
          <table:table-cell office:value-type="string">
            <text:p>Particle volume fraction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geom.NumPoints</text:p>
          </table:table-cell>
          <table:table-cell office:value-type="string">
            <text:p>Scalar</text:p>
          </table:table-cell>
          <table:table-cell office:value-type="string">
            <text:p>number of points around the ellipse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/>
          <table:table-cell office:value-type="string">
            <text:p>calculate_geometry</text:p>
          </table:table-cell>
          <table:table-cell table:number-columns-repeated="1016"/>
        </table:table-row>
        <table:table-row table:style-name="ro1">
          <table:table-cell office:value-type="string">
            <text:p>geom.R</text:p>
          </table:table-cell>
          <table:table-cell office:value-type="string">
            <text:p>Scalar</text:p>
          </table:table-cell>
          <table:table-cell office:value-type="string">
            <text:p>ellipse size factor</text:p>
          </table:table-cell>
          <table:table-cell office:value-type="string">
            <text:p>Calculated: Equation 1</text:p>
          </table:table-cell>
          <table:table-cell office:value-type="string">
            <text:p>read_input</text:p>
          </table:table-cell>
          <table:table-cell office:value-type="string">
            <text:p>geom.a, geom.b</text:p>
          </table:table-cell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m</text:p>
          </table:table-cell>
          <table:table-cell office:value-type="string">
            <text:p>Scalar</text:p>
          </table:table-cell>
          <table:table-cell office:value-type="string">
            <text:p>ellipse shape factor</text:p>
          </table:table-cell>
          <table:table-cell office:value-type="string">
            <text:p>Calculated: Equation 2</text:p>
          </table:table-cell>
          <table:table-cell office:value-type="string">
            <text:p>read_input</text:p>
          </table:table-cell>
          <table:table-cell office:value-type="string">
            <text:p>geom.a, geom.b</text:p>
          </table:table-cell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rho</text:p>
          </table:table-cell>
          <table:table-cell office:value-type="string">
            <text:p>Scalar</text:p>
          </table:table-cell>
          <table:table-cell office:value-type="string">
            <text:p>radius at which we want to calculate stresses - usually 1 for the unit circle</text:p>
          </table:table-cell>
          <table:table-cell office:value-type="string">
            <text:p>Hardcoded</text:p>
          </table:table-cell>
          <table:table-cell office:value-type="string">
            <text:p>read_input</text:p>
          </table:table-cell>
          <table:table-cell/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theta</text:p>
          </table:table-cell>
          <table:table-cell office:value-type="string">
            <text:p>Array(1,NumPoints+1)</text:p>
          </table:table-cell>
          <table:table-cell office:value-type="string">
            <text:p>angle in zeta-plane</text:p>
          </table:table-cell>
          <table:table-cell office:value-type="string">
            <text:p>Calculated: Equation 8</text:p>
          </table:table-cell>
          <table:table-cell office:value-type="string">
            <text:p>calculate_geometry</text:p>
          </table:table-cell>
          <table:table-cell office:value-type="string">
            <text:p>geom.NumPoints</text:p>
          </table:table-cell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ellipse</text:p>
          </table:table-cell>
          <table:table-cell office:value-type="string">
            <text:p>Array(2,NumPoints+1)</text:p>
          </table:table-cell>
          <table:table-cell office:value-type="string">
            <text:p>coordinates of points around the ellipse</text:p>
          </table:table-cell>
          <table:table-cell office:value-type="string">
            <text:p>Calculated: Equations 9 and 10</text:p>
          </table:table-cell>
          <table:table-cell office:value-type="string">
            <text:p>calculate_geometry</text:p>
          </table:table-cell>
          <table:table-cell office:value-type="string">
            <text:p>geom.a, geom.b, geom.theta</text:p>
          </table:table-cell>
          <table:table-cell table:number-columns-repeated="1017"/>
        </table:table-row>
        <table:table-row table:style-name="ro1">
          <table:table-cell office:value-type="string">
            <text:p>geom.beta</text:p>
          </table:table-cell>
          <table:table-cell office:value-type="string">
            <text:p>Array(1,NumPoints+1)</text:p>
          </table:table-cell>
          <table:table-cell office:value-type="string">
            <text:p>normal angle to ellipse</text:p>
          </table:table-cell>
          <table:table-cell office:value-type="string">
            <text:p>Calculated: Equation 11</text:p>
          </table:table-cell>
          <table:table-cell office:value-type="string">
            <text:p>calculate_geometry</text:p>
          </table:table-cell>
          <table:table-cell office:value-type="string">
            <text:p>geom.a, geom.b, geom.theta</text:p>
          </table:table-cell>
          <table:table-cell table:number-columns-repeated="1017"/>
        </table:table-row>
        <table:table-row table:style-name="ro1">
          <table:table-cell office:value-type="string">
            <text:p>geom.alpha</text:p>
          </table:table-cell>
          <table:table-cell office:value-type="string">
            <text:p>Array(1,NumPoints+1)</text:p>
          </table:table-cell>
          <table:table-cell office:value-type="string">
            <text:p>polar angle in ellipse</text:p>
          </table:table-cell>
          <table:table-cell office:value-type="string">
            <text:p>Calculated: Equation 12</text:p>
          </table:table-cell>
          <table:table-cell office:value-type="string">
            <text:p>calculate_geometry</text:p>
          </table:table-cell>
          <table:table-cell office:value-type="string">
            <text:p>geom.a, geom.b, geom.theta</text:p>
          </table:table-cell>
          <table:table-cell table:number-columns-repeated="1017"/>
        </table:table-row>
        <table:table-row table:style-name="ro1">
          <table:table-cell office:value-type="string">
            <text:p>geom.normal</text:p>
          </table:table-cell>
          <table:table-cell office:value-type="string">
            <text:p>Array(1,NumPoints+1)</text:p>
          </table:table-cell>
          <table:table-cell office:value-type="string">
            <text:p>normal vector to ellipse</text:p>
          </table:table-cell>
          <table:table-cell office:value-type="string">
            <text:p>Calculated</text:p>
          </table:table-cell>
          <table:table-cell office:value-type="string">
            <text:p>calculate_geometry</text:p>
          </table:table-cell>
          <table:table-cell office:value-type="string">
            <text:p>geom.beta</text:p>
          </table:table-cell>
          <table:table-cell office:value-type="string">
            <text:p>final</text:p>
          </table:table-cell>
          <table:table-cell table:number-columns-repeated="1016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office:value-type="string">
            <text:p>material.E_m</text:p>
          </table:table-cell>
          <table:table-cell office:value-type="string">
            <text:p>Scalar</text:p>
          </table:table-cell>
          <table:table-cell office:value-type="string">
            <text:p>matrix Young's modulus [MPa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nu_m</text:p>
          </table:table-cell>
          <table:table-cell office:value-type="string">
            <text:p>Scalar</text:p>
          </table:table-cell>
          <table:table-cell office:value-type="string">
            <text:p>matrix Poisson's ratio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sigmax</text:p>
          </table:table-cell>
          <table:table-cell office:value-type="string">
            <text:p>Scalar</text:p>
          </table:table-cell>
          <table:table-cell office:value-type="string">
            <text:p>maximum cohesive strength [MPa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delopen</text:p>
          </table:table-cell>
          <table:table-cell office:value-type="string">
            <text:p>Scalar</text:p>
          </table:table-cell>
          <table:table-cell office:value-type="string">
            <text:p>critical normal opening displacement [mm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cohscale</text:p>
          </table:table-cell>
          <table:table-cell office:value-type="string">
            <text:p>Scalar</text:p>
          </table:table-cell>
          <table:table-cell office:value-type="string">
            <text:p>cohesive scaling parameter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plstrain</text:p>
          </table:table-cell>
          <table:table-cell office:value-type="string">
            <text:p>Scalar</text:p>
          </table:table-cell>
          <table:table-cell office:value-type="string">
            <text:p>plstrain: = 1 for plane strain, = 0 for plane stress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mu_m</text:p>
          </table:table-cell>
          <table:table-cell office:value-type="string">
            <text:p>Scalar</text:p>
          </table:table-cell>
          <table:table-cell office:value-type="string">
            <text:p>Lame modulus</text:p>
          </table:table-cell>
          <table:table-cell office:value-type="string">
            <text:p>Calculated: Equation 3</text:p>
          </table:table-cell>
          <table:table-cell office:value-type="string">
            <text:p>read_input</text:p>
          </table:table-cell>
          <table:table-cell office:value-type="string">
            <text:p>material.E_m, material.nu_m</text:p>
          </table:table-cell>
          <table:table-cell table:number-columns-repeated="1017"/>
        </table:table-row>
        <table:table-row table:style-name="ro1">
          <table:table-cell office:value-type="string">
            <text:p>material.lambda_m</text:p>
          </table:table-cell>
          <table:table-cell office:value-type="string">
            <text:p>Scalar</text:p>
          </table:table-cell>
          <table:table-cell office:value-type="string">
            <text:p>Lame modulus</text:p>
          </table:table-cell>
          <table:table-cell office:value-type="string">
            <text:p>Calculated: Equation 4</text:p>
          </table:table-cell>
          <table:table-cell office:value-type="string">
            <text:p>read_input</text:p>
          </table:table-cell>
          <table:table-cell office:value-type="string">
            <text:p>material.E_m, material.nu_m</text:p>
          </table:table-cell>
          <table:table-cell table:number-columns-repeated="1017"/>
        </table:table-row>
        <table:table-row table:style-name="ro1">
          <table:table-cell office:value-type="string">
            <text:p>material.kappa_m</text:p>
          </table:table-cell>
          <table:table-cell office:value-type="string">
            <text:p>Scalar</text:p>
          </table:table-cell>
          <table:table-cell office:value-type="string">
            <text:p>kappa (different for plane stress and plane strain</text:p>
          </table:table-cell>
          <table:table-cell office:value-type="string">
            <text:p>Calculated: Equation 5 </text:p>
          </table:table-cell>
          <table:table-cell office:value-type="string">
            <text:p>read_input</text:p>
          </table:table-cell>
          <table:table-cell office:value-type="string">
            <text:p>material.plstrain, material.nu_m</text:p>
          </table:table-cell>
          <table:table-cell table:number-columns-repeated="1017"/>
        </table:table-row>
        <table:table-row table:style-name="ro1">
          <table:table-cell office:value-type="string">
            <text:p>material.delslide</text:p>
          </table:table-cell>
          <table:table-cell office:value-type="string">
            <text:p>Scalar</text:p>
          </table:table-cell>
          <table:table-cell office:value-type="string">
            <text:p>critical sliding displacement</text:p>
          </table:table-cell>
          <table:table-cell office:value-type="string">
            <text:p>Calculated: Equation 6</text:p>
          </table:table-cell>
          <table:table-cell office:value-type="string">
            <text:p>read_input</text:p>
          </table:table-cell>
          <table:table-cell office:value-type="string">
            <text:p>material.cohscale, material.delopen</text:p>
          </table:table-cell>
          <table:table-cell table:number-columns-repeated="1017"/>
        </table:table-row>
        <table:table-row table:style-name="ro1">
          <table:table-cell office:value-type="string">
            <text:p>material.gint</text:p>
          </table:table-cell>
          <table:table-cell office:value-type="string">
            <text:p>Scalar</text:p>
          </table:table-cell>
          <table:table-cell office:value-type="string">
            <text:p>Cohesive energy - area under curve</text:p>
          </table:table-cell>
          <table:table-cell office:value-type="string">
            <text:p>Calculated: Equation 7</text:p>
          </table:table-cell>
          <table:table-cell office:value-type="string">
            <text:p>read_input</text:p>
          </table:table-cell>
          <table:table-cell office:value-type="string">
            <text:p>material.sigmax, material.delopen</text:p>
          </table:table-cell>
          <table:table-cell table:number-columns-repeated="1017"/>
        </table:table-row>
        <table:table-row table:style-name="ro1">
          <table:table-cell office:value-type="string">
            <text:p>material.lambda_e</text:p>
          </table:table-cell>
          <table:table-cell office:value-type="string">
            <text:p>Scalar</text:p>
          </table:table-cell>
          <table:table-cell office:value-type="string">
            <text:p>Critical damage</text:p>
          </table:table-cell>
          <table:table-cell office:value-type="string">
            <text:p>Hardcoded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 table:number-rows-repeated="10">
          <table:table-cell table:number-columns-repeated="1023"/>
        </table:table-row>
        <table:table-row table:style-name="ro1">
          <table:table-cell office:value-type="string">
            <text:p>loads.NumModes</text:p>
          </table:table-cell>
          <table:table-cell office:value-type="string">
            <text:p>Scalar</text:p>
          </table:table-cell>
          <table:table-cell office:value-type="string">
            <text:p>number of modes in the Fourier sum (must be even)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SigmaBar1</text:p>
          </table:table-cell>
          <table:table-cell office:value-type="string">
            <text:p>Scalar</text:p>
          </table:table-cell>
          <table:table-cell office:value-type="string">
            <text:p>principal applied macroscopic stress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SigmaBarRatio</text:p>
          </table:table-cell>
          <table:table-cell office:value-type="string">
            <text:p>Scalar</text:p>
          </table:table-cell>
          <table:table-cell office:value-type="string">
            <text:p>ratio of SigmaBar2 to SigmaBar1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AppliedLoadAngle</text:p>
          </table:table-cell>
          <table:table-cell office:value-type="string">
            <text:p>Scalar</text:p>
          </table:table-cell>
          <table:table-cell office:value-type="string">
            <text:p>angle of sigbar1 relative to major axis of ellipse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timesteps</text:p>
          </table:table-cell>
          <table:table-cell office:value-type="string">
            <text:p>Scalar</text:p>
          </table:table-cell>
          <table:table-cell office:value-type="string">
            <text:p>timesteps: number of timesteps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MinimumStrain</text:p>
          </table:table-cell>
          <table:table-cell office:value-type="string">
            <text:p>Scalar</text:p>
          </table:table-cell>
          <table:table-cell office:value-type="string">
            <text:p>minimum applied strain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LoadFactor</text:p>
          </table:table-cell>
          <table:table-cell office:value-type="string">
            <text:p>Scalar</text:p>
          </table:table-cell>
          <table:table-cell office:value-type="string">
            <text:p>fraction of maxstrain/minstrain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MaximumStrain</text:p>
          </table:table-cell>
          <table:table-cell office:value-type="string">
            <text:p>Scalar</text:p>
          </table:table-cell>
          <table:table-cell office:value-type="string">
            <text:p>Maximum applied strain</text:p>
          </table:table-cell>
          <table:table-cell office:value-type="string">
            <text:p>Calculated: Equation ???</text:p>
          </table:table-cell>
          <table:table-cell office:value-type="string">
            <text:p>initialize_loading</text:p>
          </table:table-cell>
          <table:table-cell office:value-type="string">
            <text:p>loads.MinimumStrain, loads.LoadFactor</text:p>
          </table:table-cell>
          <table:table-cell table:number-columns-repeated="1017"/>
        </table:table-row>
        <table:table-row table:style-name="ro1">
          <table:table-cell office:value-type="string">
            <text:p>loads.MacroStrain</text:p>
          </table:table-cell>
          <table:table-cell office:value-type="string">
            <text:p>Array(loads.timesteps,3)</text:p>
          </table:table-cell>
          <table:table-cell office:value-type="string">
            <text:p>macroscopic strain matrix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loads.MacroStress</text:p>
          </table:table-cell>
          <table:table-cell office:value-type="string">
            <text:p>Array(loads.timesteps,3)</text:p>
          </table:table-cell>
          <table:table-cell office:value-type="string">
            <text:p>macroscopic stress matrix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loads.Sigma_m</text:p>
          </table:table-cell>
          <table:table-cell office:value-type="string">
            <text:p>Array(loads.timesteps,3)</text:p>
          </table:table-cell>
          <table:table-cell office:value-type="string">
            <text:p>Mori-Tanaka matrix stress array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loads.SigmaBar2</text:p>
          </table:table-cell>
          <table:table-cell office:value-type="string">
            <text:p>Scalar</text:p>
          </table:table-cell>
          <table:table-cell office:value-type="string">
            <text:p>Second principal applied macroscopic stress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maBar1, loads.SigmaBarRatio</text:p>
          </table:table-cell>
          <table:table-cell table:number-columns-repeated="1017"/>
        </table:table-row>
        <table:table-row table:style-name="ro1">
          <table:table-cell office:value-type="string">
            <text:p>loads.SigBar_xy</text:p>
          </table:table-cell>
          <table:table-cell office:value-type="string">
            <text:p>Array(1,3)</text:p>
          </table:table-cell>
          <table:table-cell office:value-type="string">
            <text:p>Applied macroscopic stress vector (local coordinates)</text:p>
          </table:table-cell>
          <table:table-cell office:value-type="string">
            <text:p>Calculated: Equations 14-16</text:p>
          </table:table-cell>
          <table:table-cell office:value-type="string">
            <text:p>unprincipal</text:p>
          </table:table-cell>
          <table:table-cell office:value-type="string">
            <text:p>loads.SigmaBar1, loads.SigmaBar2,loads.AppliedLoadAngle</text:p>
          </table:table-cell>
          <table:table-cell table:number-columns-repeated="1017"/>
        </table:table-row>
        <table:table-row table:style-name="ro1">
          <table:table-cell office:value-type="string">
            <text:p>loads.StressRatio_22</text:p>
          </table:table-cell>
          <table:table-cell office:value-type="string">
            <text:p>Scalar</text:p>
          </table:table-cell>
          <table:table-cell office:value-type="string">
            <text:p>Ratio of sigma_22 to sigma_11 (macroscopic stress)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Bar_xy</text:p>
          </table:table-cell>
          <table:table-cell table:number-columns-repeated="1017"/>
        </table:table-row>
        <table:table-row table:style-name="ro1">
          <table:table-cell office:value-type="string">
            <text:p>loads.StressRatio_12</text:p>
          </table:table-cell>
          <table:table-cell office:value-type="string">
            <text:p>Scalar</text:p>
          </table:table-cell>
          <table:table-cell office:value-type="string">
            <text:p>Ratio of sigma_12 to sigma_11 (macroscopic stress)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Bar_xy</text:p>
          </table:table-cell>
          <table:table-cell table:number-columns-repeated="1017"/>
        </table:table-row>
        <table:table-row table:style-name="ro1">
          <table:table-cell office:value-type="string">
            <text:p>loads.StressRatio_12_22</text:p>
          </table:table-cell>
          <table:table-cell office:value-type="string">
            <text:p>Scalar</text:p>
          </table:table-cell>
          <table:table-cell office:value-type="string">
            <text:p>Ratio of sigma_12 to sigma_22 (macroscopic stress)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Bar_xy</text:p>
          </table:table-cell>
          <table:table-cell table:number-columns-repeated="1017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office:value-type="string">
            <text:p>stepload.MacroStrain</text:p>
          </table:table-cell>
          <table:table-cell office:value-type="string">
            <text:p>Array(1,3)</text:p>
          </table:table-cell>
          <table:table-cell office:value-type="string">
            <text:p>Macroscopic strain vector for current timestep</text:p>
          </table:table-cell>
          <table:table-cell office:value-type="string">
            <text:p>Initialised</text:p>
          </table:table-cell>
          <table:table-cell office:value-type="string">
            <text:p>ellipse2011</text:p>
          </table:table-cell>
          <table:table-cell office:value-type="string">
            <text:p>loads.MacroStrain</text:p>
          </table:table-cell>
          <table:table-cell table:number-columns-repeated="1017"/>
        </table:table-row>
        <table:table-row table:style-name="ro1">
          <table:table-cell office:value-type="string">
            <text:p>stepload.MacroStress</text:p>
          </table:table-cell>
          <table:table-cell office:value-type="string">
            <text:p>Array(1,3)</text:p>
          </table:table-cell>
          <table:table-cell office:value-type="string">
            <text:p>Macroscopic stress vector for current timestep</text:p>
          </table:table-cell>
          <table:table-cell office:value-type="string">
            <text:p>Initialised</text:p>
          </table:table-cell>
          <table:table-cell office:value-type="string">
            <text:p>ellipse2011</text:p>
          </table:table-cell>
          <table:table-cell office:value-type="string">
            <text:p>loads.MacroStress</text:p>
          </table:table-cell>
          <table:table-cell table:number-columns-repeated="1017"/>
        </table:table-row>
        <table:table-row table:style-name="ro1">
          <table:table-cell office:value-type="string">
            <text:p>stepload.Sigma_m</text:p>
          </table:table-cell>
          <table:table-cell office:value-type="string">
            <text:p>Array(1,3)</text:p>
          </table:table-cell>
          <table:table-cell office:value-type="string">
            <text:p>Matrix stress vector for current timestep</text:p>
          </table:table-cell>
          <table:table-cell office:value-type="string">
            <text:p>Initialised</text:p>
          </table:table-cell>
          <table:table-cell office:value-type="string">
            <text:p>ellipse2011</text:p>
          </table:table-cell>
          <table:table-cell office:value-type="string">
            <text:p>loads.Sigma_m</text:p>
          </table:table-cell>
          <table:table-cell office:value-type="string">
            <text:p>principal</text:p>
          </table:table-cell>
          <table:table-cell table:number-columns-repeated="1016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post.ScalingParameter</text:p>
          </table:table-cell>
          <table:table-cell office:value-type="string">
            <text:p>Scalar</text:p>
          </table:table-cell>
          <table:table-cell office:value-type="string">
            <text:p>scaling for displaced shape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office:value-type="string">
            <text:p>soln.sk</text:p>
          </table:table-cell>
          <table:table-cell office:value-type="string">
            <text:p>Array(loads.timesteps,loads.NumModes+1)</text:p>
          </table:table-cell>
          <table:table-cell office:value-type="string">
            <text:p>Fourier coefficients. <text:s/>Even numbers only from -NumModes to NumModes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, loads.NumModes</text:p>
          </table:table-cell>
          <table:table-cell table:number-columns-repeated="1017"/>
        </table:table-row>
        <table:table-row table:style-name="ro1">
          <table:table-cell office:value-type="string">
            <text:p>soln.Sigma_p</text:p>
          </table:table-cell>
          <table:table-cell office:value-type="string">
            <text:p>Array(loads.timesteps,3)</text:p>
          </table:table-cell>
          <table:table-cell office:value-type="string">
            <text:p>Average particle stress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soln.Eps_int</text:p>
          </table:table-cell>
          <table:table-cell office:value-type="string">
            <text:p>Array(loads.timesteps,3)</text:p>
          </table:table-cell>
          <table:table-cell office:value-type="string">
            <text:p>Interfacial strain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>
            <text:p>stepdisp.farfield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farfield loading, U+iV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stepdisp.farfield_xy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farfield loading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stepdisp.coh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cohesive tractions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stepdisp.coh_xy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cohesive tractions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stepdisp.total</text:p>
          </table:table-cell>
          <table:table-cell table:style-name="ce3" office:value-type="string">
            <text:p>Array(1,NumPoints+1)</text:p>
          </table:table-cell>
          <table:table-cell office:value-type="string">
            <text:p>Total displacement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stepdisp.total_xy</text:p>
          </table:table-cell>
          <table:table-cell table:style-name="ce3" office:value-type="string">
            <text:p>Array(1,NumPoints+1)</text:p>
          </table:table-cell>
          <table:table-cell office:value-type="string">
            <text:p>Total displacement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stepcoh.traction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tractions, S+iT</text:p>
          </table:table-cell>
          <table:table-cell table:number-columns-repeated="1020"/>
        </table:table-row>
        <table:table-row table:style-name="ro1">
          <table:table-cell office:value-type="string">
            <text:p>stepcoh.traction_xy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tractions, t_x + it_y</text:p>
          </table:table-cell>
          <table:table-cell table:number-columns-repeated="1020"/>
        </table:table-row>
        <table:table-row table:style-name="ro1">
          <table:table-cell office:value-type="string">
            <text:p>stepcoh.lambda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damage, lambda</text:p>
          </table:table-cell>
          <table:table-cell table:number-columns-repeated="1020"/>
        </table:table-row>
        <table:table-row table:style-name="ro1">
          <table:table-cell office:value-type="string">
            <text:p>stepcoh.lambda_xy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damage converted to x y coordinates??</text:p>
          </table:table-cell>
          <table:table-cell table:number-columns-repeated="1020"/>
        </table:table-row>
        <table:table-row table:style-name="ro1">
          <table:table-cell office:value-type="string">
            <text:p>stepcoh.lambda_max</text:p>
          </table:table-cell>
          <table:table-cell table:style-name="ce3" office:value-type="string">
            <text:p>Array(1,NumPoints+1)</text:p>
          </table:table-cell>
          <table:table-cell office:value-type="string">
            <text:p>Maximum cohesive damage</text:p>
          </table:table-cell>
          <table:table-cell table:number-columns-repeated="1020"/>
        </table:table-row>
        <table:table-row table:style-name="ro1">
          <table:table-cell office:value-type="string">
            <text:p>stepcoh.loading</text:p>
          </table:table-cell>
          <table:table-cell table:style-name="ce3" office:value-type="string">
            <text:p>Array(1,NumPoints+1)</text:p>
          </table:table-cell>
          <table:table-cell office:value-type="string">
            <text:p>1 for loading, 0 for unloading</text:p>
          </table:table-cell>
          <table:table-cell table:number-columns-repeated="1020"/>
        </table:table-row>
        <table:table-row table:style-name="ro1">
          <table:table-cell office:value-type="string">
            <text:p>stepcoh.lambda_max_temp</text:p>
          </table:table-cell>
          <table:table-cell table:style-name="ce3" office:value-type="string">
            <text:p>Array(1,NumPoints+1)</text:p>
          </table:table-cell>
          <table:table-cell office:value-type="string">
            <text:p>Temporary update of maximum cohesive damage</text:p>
          </table:table-cell>
          <table:table-cell table:number-columns-repeated="1020"/>
        </table:table-row>
        <table:table-row table:style-name="ro1">
          <table:table-cell office:value-type="string">
            <text:p>stepcoh.loading_temp</text:p>
          </table:table-cell>
          <table:table-cell table:style-name="ce3" office:value-type="string">
            <text:p>Array(1,NumPoints+1)</text:p>
          </table:table-cell>
          <table:table-cell office:value-type="string">
            <text:p>Temporary update of loading parameter: 1 for loading, 0 for unloading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office:value-type="string">
            <text:p>displacement.farfield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farfield loading, U+iV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displacement.farfield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farfield loading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displacement.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cohesive tractions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displacement.coh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cohesive tractions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displacement.total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Total displacement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displacement.total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Total displacement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coh.traction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tractions, S+iT</text:p>
          </table:table-cell>
          <table:table-cell table:number-columns-repeated="1020"/>
        </table:table-row>
        <table:table-row table:style-name="ro1">
          <table:table-cell office:value-type="string">
            <text:p>coh.traction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tractions, t_x + it_y</text:p>
          </table:table-cell>
          <table:table-cell table:number-columns-repeated="1020"/>
        </table:table-row>
        <table:table-row table:style-name="ro1">
          <table:table-cell office:value-type="string">
            <text:p>coh.lambda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damage, lambda</text:p>
          </table:table-cell>
          <table:table-cell table:number-columns-repeated="1020"/>
        </table:table-row>
        <table:table-row table:style-name="ro1">
          <table:table-cell office:value-type="string">
            <text:p>coh.lambda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damage converted to x y coordinates??</text:p>
          </table:table-cell>
          <table:table-cell table:number-columns-repeated="1020"/>
        </table:table-row>
        <table:table-row table:style-name="ro1">
          <table:table-cell office:value-type="string">
            <text:p>coh.lambda_max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Maximum cohesive damage</text:p>
          </table:table-cell>
          <table:table-cell table:number-columns-repeated="1020"/>
        </table:table-row>
        <table:table-row table:style-name="ro1">
          <table:table-cell office:value-type="string">
            <text:p>coh.loading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1 for loading, 0 for unloading</text:p>
          </table:table-cell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>
            <text:p>steppot.phi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steppot.phiprime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steppot.psi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steppot.phicoh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steppot.phiprimecoh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steppot.psicoh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3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potential.phi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potential.phiprime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potential.psi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potential.phi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potential.phiprime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potential.psi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 table:number-rows-repeated="10484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 Inglis</meta:initial-creator>
    <meta:creation-date>2011-09-14T10:27:34</meta:creation-date>
    <meta:generator>LibreOffice/3.5$MacOSX_x86 LibreOffice_project/235ab8a-3802056-4a8fed3-2d66ea8-e241b80</meta:generator>
    <dc:date>2012-07-27T16:40:14</dc:date>
    <meta:editing-duration>PT7H30M24S</meta:editing-duration>
    <meta:editing-cycles>40</meta:editing-cycles>
    <meta:document-statistic meta:table-count="3" meta:cell-count="434" meta:object-count="0"/>
  </office:meta>
</office:document-meta>
</file>